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db91b2"/>
    </style:style>
    <style:style style:name="P54" style:family="paragraph" style:parent-style-name="Standard">
      <style:text-properties officeooo:rsid="0dde9a1c" officeooo:paragraph-rsid="0fdc081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6" style:family="paragraph" style:parent-style-name="Standard">
      <style:text-properties officeooo:rsid="0dde9a1c" officeooo:paragraph-rsid="10022dc7"/>
    </style:style>
    <style:style style:name="P57" style:family="paragraph" style:parent-style-name="Standard">
      <style:text-properties officeooo:paragraph-rsid="0fc35f88"/>
    </style:style>
    <style:style style:name="P58" style:family="paragraph" style:parent-style-name="Standard">
      <style:text-properties officeooo:paragraph-rsid="0fc8b815"/>
    </style:style>
    <style:style style:name="P59" style:family="paragraph" style:parent-style-name="Standard">
      <style:text-properties officeooo:paragraph-rsid="0fce858d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d0b68a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rsid="103c421a" officeooo:paragraph-rsid="103c421a"/>
    </style:style>
    <style:style style:name="P73" style:family="paragraph" style:parent-style-name="Standard">
      <style:text-properties officeooo:rsid="103cd3c9" officeooo:paragraph-rsid="103cd3c9"/>
    </style:style>
    <style:style style:name="P74" style:family="paragraph" style:parent-style-name="Standard">
      <style:text-properties officeooo:rsid="103d9705" officeooo:paragraph-rsid="103d9705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60ef1" officeooo:paragraph-rsid="10460ef1"/>
    </style:style>
    <style:style style:name="P78" style:family="paragraph" style:parent-style-name="Standard">
      <style:text-properties officeooo:rsid="104ba919" officeooo:paragraph-rsid="104bbe03"/>
    </style:style>
    <style:style style:name="P79" style:family="paragraph" style:parent-style-name="Standard">
      <style:text-properties officeooo:paragraph-rsid="104bbe03"/>
    </style:style>
    <style:style style:name="P80" style:family="paragraph" style:parent-style-name="Standard">
      <style:text-properties officeooo:rsid="104d5027" officeooo:paragraph-rsid="104d5027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6fd28d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Standard">
      <style:text-properties officeooo:paragraph-rsid="1087d72e"/>
    </style:style>
    <style:style style:name="P85" style:family="paragraph" style:parent-style-name="Footnote">
      <style:text-properties officeooo:paragraph-rsid="1094fa2b"/>
    </style:style>
    <style:style style:name="P86" style:family="paragraph" style:parent-style-name="Footnote">
      <style:text-properties officeooo:paragraph-rsid="10a1361c" fo:background-color="transparent"/>
    </style:style>
    <style:style style:name="P87" style:family="paragraph" style:parent-style-name="Standard">
      <style:text-properties officeooo:paragraph-rsid="10a2818a"/>
    </style:style>
    <style:style style:name="P88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9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0" style:family="paragraph" style:parent-style-name="Standard">
      <style:text-properties officeooo:paragraph-rsid="10ab7791"/>
    </style:style>
    <style:style style:name="P91" style:family="paragraph" style:parent-style-name="Standard">
      <style:text-properties officeooo:paragraph-rsid="10ad0bd8"/>
    </style:style>
    <style:style style:name="P92" style:family="paragraph" style:parent-style-name="Standard">
      <style:text-properties officeooo:paragraph-rsid="1000ee45"/>
    </style:style>
    <style:style style:name="P93" style:family="paragraph" style:parent-style-name="Standard">
      <style:text-properties officeooo:paragraph-rsid="0ff4e587"/>
    </style:style>
    <style:style style:name="P94" style:family="paragraph" style:parent-style-name="Footnote">
      <style:text-properties style:font-name="Liberation Sans" officeooo:paragraph-rsid="10cbf2b1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fo:language="en" fo:country="GB"/>
    </style:style>
    <style:style style:name="T23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officeooo:rsid="0f28d107"/>
    </style:style>
    <style:style style:name="T23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language="en" fo:country="GB" officeooo:rsid="10a5d07d"/>
    </style:style>
    <style:style style:name="T238" style:family="text">
      <style:text-properties officeooo:rsid="103c421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officeooo:rsid="104d5027" style:font-weight-asian="bold" style:font-weight-complex="bold"/>
    </style:style>
    <style:style style:name="T241" style:family="text">
      <style:text-properties officeooo:rsid="1061b5b8"/>
    </style:style>
    <style:style style:name="T242" style:family="text">
      <style:text-properties officeooo:rsid="1069ed98"/>
    </style:style>
    <style:style style:name="T243" style:family="text">
      <style:text-properties officeooo:rsid="106d22f6"/>
    </style:style>
    <style:style style:name="T244" style:family="text">
      <style:text-properties style:text-underline-style="solid" style:text-underline-width="auto" style:text-underline-color="font-color" officeooo:rsid="0ff4a399"/>
    </style:style>
    <style:style style:name="T245" style:family="text">
      <style:text-properties officeooo:rsid="0ffa97b0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5"><text:span text:style-name="Strong_20_Emphasis"><text:span text:style-name="T134">Checklist for installing</text:span></text:span><text:span text:style-name="T168">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T170"><text:note text:id="ftn1" text:note-class="footnote"><text:note-citation>1</text:note-citation><text:note-body><text:p text:style-name="P94"><text:span text:style-name="T254">This </text:span><text:span text:style-name="Strong_20_Emphasis"><text:span text:style-name="T260"><text:user-field-get text:name="Distro">Debian</text:user-field-get></text:span></text:span><text:span text:style-name="T255"><text:s/></text:span><text:span text:style-name="T259"><text:user-field-get text:name="Version">12</text:user-field-get></text:span><text:span text:style-name="T259"><text:s/></text:span><text:span text:style-name="Strong_20_Emphasis"><text:span text:style-name="T261"><text:user-field-get text:name="Edition">Server</text:user-field-get></text:span></text:span><text:span text:style-name="T254"><text:s/>(codename </text:span><text:span text:style-name="T256">bookworm</text:span><text:span text:style-name="T254">) from </text:span><text:span text:style-name="T257">June</text:span><text:span text:style-name="T254"> </text:span><text:span text:style-name="Strong_20_Emphasis"><text:span text:style-name="T262"><text:user-field-get text:name="Releaseyear">2023</text:user-field-get></text:span></text:span><text:span text:style-name="T254"><text:s/>is a so-called LTS version (stands for Long-Term Support) and is supported for 5 years until </text:span><text:span text:style-name="T258">June</text:span><text:span text:style-name="T254"> </text:span><text:span text:style-name="T155">202</text:span><text:span text:style-name="T163">8</text:span><text:span text:style-name="T160">.</text:span></text:p></text:note-body></text:note></text:span><text:span text:style-name="T171"><text:s/></text:span><text:span text:style-name="T171"><text:user-field-get text:name="Edition">Server</text:user-field-get></text:span><text:span text:style-name="T172">.</text:span></text:p>
      <text:p text:style-name="P40"><text:span text:style-name="Strong_20_Emphasis"><text:span text:style-name="T85"/></text:span></text:p>
      <text:p text:style-name="P40"><text:span text:style-name="Strong_20_Emphasis"><text:span text:style-name="T230">This is a fillable PDF, no printing required.</text:span></text:span></text:p>
      <text:p text:style-name="P43"><text:span text:style-name="Strong_20_Emphasis"><text:span text:style-name="T125"/></text:span></text:p>
      <text:p text:style-name="P41"><text:span text:style-name="T17">Fill in the </text:span><text:span text:style-name="Strong_20_Emphasis"><text:span text:style-name="T231"><text:s/></text:span></text:span><text:span text:style-name="Strong_20_Emphasis"><text:span text:style-name="T23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4">user</text:span></text:span><text:span text:style-name="T187"><text:tab/><text:tab/></text:span><text:span text:style-name="T186"> <text:tab/><text:tab/><text:tab/> </text:span><text:span text:style-name="T188"><draw:control text:anchor-type="as-char" svg:y="-0.4cm" draw:z-index="18" draw:name="Gebruiker 1" draw:style-name="gr2" draw:text-style-name="P101" svg:width="6.4cm" svg:height="0.6cm" draw:control="control17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2">ull </text:span><text:span text:style-name="T181">na</text:span><text:span text:style-name="T182">me,</text:span><text:span text:style-name="T181"> </text:span><text:span text:style-name="T182">e.g.</text:span><text:span text:style-name="T181"> </text:span><text:span text:style-name="T183">J</text:span><text:span text:style-name="T198">oh</text:span><text:span text:style-name="T183">n </text:span><text:span text:style-name="T185">Doe</text:span><text:span text:style-name="T197">]</text:span></text:p>
      <text:p text:style-name="P87"><text:span text:style-name="Definition"><text:span text:style-name="T180">USER</text:span></text:span><text:span text:style-name="Definition"><text:span text:style-name="T233">na</text:span></text:span><text:span text:style-name="Definition"><text:span text:style-name="T235">me</text:span></text:span><text:span text:style-name="T179"><text:tab/><text:tab/><text:tab/> </text:span><text:span text:style-name="T179"><draw:control text:anchor-type="as-char" svg:y="-0.4cm" draw:z-index="19" draw:name="Gberuikersnaam 2" draw:style-name="gr2" draw:text-style-name="P101" svg:width="6.4cm" svg:height="0.6cm" draw:control="control18"><svg:title>Gebruikersnaam</svg:title><svg:desc>Korte naam, bijv. jan</svg:desc></draw:control></text:span><text:span text:style-name="T17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7">oh</text:span><text:span text:style-name="T135">n</text:span><text:span text:style-name="T136">]</text:span></text:p>
      <text:p text:style-name="P45"><text:span text:style-name="Definition"><text:span text:style-name="T237">serv</text:span></text:span><text:span text:style-name="Definition"><text:span text:style-name="T233">ERNA</text:span></text:span><text:span text:style-name="Definition"><text:span text:style-name="T235">me</text:span></text:span><text:span text:style-name="T199"><text:tab/><text:tab/> </text:span><text:span text:style-name="T233"><draw:control text:anchor-type="as-char" svg:y="-0.4cm" draw:z-index="20" draw:name="Computernaam 1" draw:style-name="gr2" draw:text-style-name="P101" svg:width="6.4cm" svg:height="0.6cm" draw:control="control19"><svg:title>Computernaam</svg:title><svg:desc>Unieke naam van de computer</svg:desc></draw:control></text:span><text:span text:style-name="T233"><text:s text:c="2"/></text:span><text:span text:style-name="T202">[</text:span><text:span text:style-name="T206">N</text:span><text:span text:style-name="T200">a</text:span><text:span text:style-name="T203">me of the</text:span><text:span text:style-name="T200"> </text:span><text:span text:style-name="T207">server</text:span><text:span text:style-name="T201">, </text:span><text:span text:style-name="T203">e.g.</text:span><text:span text:style-name="T204"> </text:span><text:span text:style-name="T207">sv</text:span><text:span text:style-name="T205">02</text:span><text:span text:style-name="T202">]</text:span></text:p>
      <text:p text:style-name="P45"><text:span text:style-name="Definition"><text:span text:style-name="T209">USER</text:span></text:span><text:span text:style-name="T208"><text:tab/><text:tab/></text:span><text:span text:style-name="T186"> <text:tab/><text:tab/><text:tab/> </text:span><text:span text:style-name="T188"><draw:control text:anchor-type="as-char" svg:y="-0.4cm" draw:z-index="21" draw:name="Gebruiker 2" draw:style-name="gr2" draw:text-style-name="P101" svg:width="6.4cm" svg:height="0.6cm" draw:control="control20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0">ull </text:span><text:span text:style-name="T193">na</text:span><text:span text:style-name="T194">me</text:span><text:span text:style-name="T193"> possibly </text:span><text:span text:style-name="T195">2</text:span><text:span text:style-name="T222">nd</text:span><text:span text:style-name="T195"> </text:span><text:span text:style-name="T196">user</text:span><text:span text:style-name="T184">]</text:span></text:p>
      <text:p text:style-name="P87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6"><text:tab/><text:tab/><text:tab/> </text:span></text:span><text:span text:style-name="T179"><draw:control text:anchor-type="as-char" svg:y="-0.4cm" draw:z-index="22" draw:name="Gberuikersnaam 1" draw:style-name="gr2" draw:text-style-name="P101" svg:width="6.4cm" svg:height="0.6cm" draw:control="control21"><svg:title>Gebruikersnaam</svg:title><svg:desc>Korte naam, bijv. jan</svg:desc></draw:control></text:span><text:span text:style-name="T179"><text:s text:c="2"/></text:span><text:span text:style-name="T213">[</text:span><text:span text:style-name="T215">U</text:span><text:span text:style-name="T214">ser</text:span><text:span text:style-name="T212"> </text:span><text:span text:style-name="T219">na</text:span><text:span text:style-name="T220">me</text:span><text:span text:style-name="T219"> possibly </text:span><text:span text:style-name="T221">2</text:span><text:span text:style-name="T223">nd</text:span><text:span text:style-name="T221"> </text:span><text:span text:style-name="T218">user</text:span><text:span text:style-name="T217">]</text:span></text:p>
      <text:p text:style-name="P45"><text:span text:style-name="T138">Replace the </text:span><text:span text:style-name="T146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4"/>
      <text:p text:style-name="P4"/>
      <text:p text:style-name="P46"><text:span text:style-name="T148">Not yet on Linux?</text:span><text:span text:style-name="T139"><text:tab/></text:span><text:span text:style-name="T144"><text:tab/></text:span><text:span text:style-name="T145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1">n</text:span><text:span text:style-name="T14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2"> </text:span><text:span text:style-name="T141">u</text:span><text:span text:style-name="T142">nder </text:span><text:span text:style-name="T149">Linux</text:span><text:span text:style-name="T143">.</text:span></text:p>
      <text:p text:style-name="P4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1058125595" text:style-name="L1">
        <text:list-item>
          <text:p text:style-name="P97"><text:bookmark-start text:name="__RefNumPara__4083_1271708128"/>Prepar<text:span text:style-name="T241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4" draw:name="Vorm 5" draw:style-name="gr1" draw:text-style-name="P10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4"><text:span text:style-name="User_20_Entry"><text:span text:style-name="T92">Login any additional </text:span></text:span><text:span text:style-name="Definition"><text:span text:style-name="T225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8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1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5" draw:name="Vorm 7" draw:style-name="gr1" draw:text-style-name="P10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7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93634036233076" text:continue-numbering="true" text:style-name="L1">
        <text:list-item>
          <text:p text:style-name="P96"><text:bookmark-start text:name="__RefNumPara__4009_12717081281"/><text:span text:style-name="Strong_20_Emphasis"><text:span text:style-name="T147">Perform installation</text:span></text:span><text:bookmark-end text:name="__RefNumPara__4009_12717081281"/></text:p>
        </text:list-item>
      </text:list>
      <text:p text:style-name="P62"><text:span text:style-name="Strong_20_Emphasis"><text:span text:style-name="T1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52">Boot the computer from</text:span><text:span text:style-name="T153"><text:note text:id="ftn4" text:note-class="footnote"><text:note-citation>1</text:note-citation><text:note-body><text:p text:style-name="P86"><text:span text:style-name="T103">Boot menu/Setup via one of the </text:span><text:span text:style-name="T104">f</text:span><text:span text:style-name="T103">requently used keys:</text:span><text:span text:style-name="Definition"><text:span text:style-name="T101"> </text:span></text:span><text:span text:style-name="User_20_Entry"><text:span text:style-name="T121">Esc</text:span></text:span><text:span text:style-name="User_20_Entry"><text:span text:style-name="T108">,</text:span></text:span><text:span text:style-name="Definition"><text:span text:style-name="T101"> </text:span></text:span><text:span text:style-name="User_20_Entry"><text:span text:style-name="T121">Delete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2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9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0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1</text:span></text:span><text:span text:style-name="User_20_Entry"><text:span text:style-name="T109">,</text:span></text:span><text:span text:style-name="Definition"><text:span text:style-name="T101"> o</text:span></text:span><text:span text:style-name="Definition"><text:span text:style-name="T102">R</text:span></text:span><text:span text:style-name="Definition"><text:span text:style-name="T101"> </text:span></text:span><text:span text:style-name="User_20_Entry"><text:span text:style-name="T121">F12</text:span></text:span><text:span text:style-name="User_20_Entry"><text:span text:style-name="T109">.</text:span></text:span></text:p></text:note-body></text:note></text:span><text:span text:style-name="T152"> an </text:span><text:span text:style-name="T126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6">From a Live USB stick you can boot and work with </text:span><text:span text:style-name="Strong_20_Emphasis"><text:span text:style-name="T154"><text:user-field-get text:name="Distro">Debian</text:user-field-get></text:span></text:span><text:span text:style-name="Strong_20_Emphasis"><text:span text:style-name="T154"><text:s/></text:span></text:span><text:span text:style-name="T226">without modifying any files on the hard drive and also allows installation of </text:span><text:span text:style-name="Strong_20_Emphasis"><text:span text:style-name="T154"><text:user-field-get text:name="Distro">Debian</text:user-field-get></text:span></text:span><text:span text:style-name="Strong_20_Emphasis"><text:span text:style-name="T154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5"><text:span text:style-name="Strong_20_Emphasis"><text:span text:style-name="T90">Create a bootable USB stick:<text:line-break/>Download a CD image file (.iso) from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89">, </text:span></text:span><text:span text:style-name="Strong_20_Emphasis"><text:span text:style-name="T91">click consecutively </text:span></text:span><text:span text:style-name="Strong_20_Emphasis"><text:span text:style-name="T99">Other downloads</text:span></text:span><text:span text:style-name="Strong_20_Emphasis"><text:span text:style-name="T91"> <text:line-break/>(under Download) &gt; </text:span></text:span><text:span text:style-name="Strong_20_Emphasis"><text:span text:style-name="T99">Other live ISO</text:span></text:span><text:span text:style-name="Strong_20_Emphasis"><text:span text:style-name="T91"> (u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live before installing) &gt; <text:line-break/></text:span></text:span><text:span text:style-name="Strong_20_Emphasis"><text:span text:style-name="T94">debian-live-</text:span></text:span><text:span text:style-name="Strong_20_Emphasis"><text:span text:style-name="T94"><text:user-field-get text:name="Version">12</text:user-field-get></text:span></text:span><text:span text:style-name="Strong_20_Emphasis"><text:span text:style-name="T94">.</text:span></text:span><text:span text:style-name="Strong_20_Emphasis"><text:span text:style-name="T95">.</text:span></text:span><text:span text:style-name="Strong_20_Emphasis"><text:span text:style-name="T94">.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8">.</text:span></text:span><text:span text:style-name="Strong_20_Emphasis"><text:span text:style-name="T90">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8">karelzimmer.nl/en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8">Follow the instructions on the </text:span></text:span><text:span text:style-name="Strong_20_Emphasis"><text:span text:style-name="T119">installation</text:span></text:span><text:span text:style-name="Strong_20_Emphasis"><text:span text:style-name="T120">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5" draw:name="Vorm13" draw:style-name="gr1" draw:text-style-name="P100" svg:width="0.35cm" svg:height="0.35cm" draw:control="control4"/></text:p>
          </table:table-cell>
          <table:table-cell table:style-name="_32_._5f_Installatie_5f_uitvoeren.C6" office:value-type="string">
            <text:p text:style-name="P58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Click on <text:span text:style-name="T239">othe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Click on <text:span text:style-name="T239">Europe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Click on <text:span text:style-name="T239">Netherlands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16" draw:name="Vorm 1" draw:style-name="gr1" draw:text-style-name="P100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17" draw:name="Vorm 2" draw:style-name="gr1" draw:text-style-name="P100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7"><text:span text:style-name="T243">At</text:span><text:span text:style-name="T242"> </text:span><text:span text:style-name="T239">Set up users and passwords</text:span><text:span text:style-name="T242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6">Don<text:span text:style-name="T174">'t set </text:span><text:span text:style-name="T176">Root</text:span><text:span text:style-name="T174"> pass</text:span><text:span text:style-name="T175">w</text:span><text:span text:style-name="T174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9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8">Enter <text:span text:style-name="T239">User </text:span><text:span text:style-name="T240">n</text:span><text:span text:style-name="T239">ame for you</text:span><text:span text:style-name="T240">r</text:span><text:span text:style-name="T239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80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1"><text:span text:style-name="Strong_20_Emphasis"><text:span text:style-name="T63"/></text:span></text:p>
      <text:list xml:id="list93634598963698" text:continue-numbering="true" text:style-name="L1">
        <text:list-item>
          <text:p text:style-name="P99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2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6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100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2">Add any additional </text:span></text:span><text:span text:style-name="Strong_20_Emphasis"><text:span text:style-name="T124">user</text:span></text:span><text:span text:style-name="Strong_20_Emphasis"><text:span text:style-name="T12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9">sudo useradd --create-home -- comm<text:span text:style-name="T245">e</text:span>n<text:span text:style-name="T245">t</text:span> <text:span text:style-name="T177">'</text:span><text:span text:style-name="T178">user</text:span><text:span text:style-name="T177">' [--groups adm,sudo] </text:span><text:span text:style-name="T178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8">sudo passwd <text:span text:style-name="T24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6"><draw:control text:anchor-type="as-char" draw:z-index="24" draw:name="Vorm4_ 2" draw:style-name="gr1" draw:text-style-name="P100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2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9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7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7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3"> <text:s/></text:span></text:span><text:span text:style-name="Strong_20_Emphasis"><text:span text:style-name="T114">Finish installatio</text:span></text:span><text:span text:style-name="Strong_20_Emphasis"><text:span text:style-name="T115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0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32"><text:span text:style-name="Strong_20_Emphasis"><text:span text:style-name="T28"><text:tab/></text:span></text:span></text:p>
      <text:p text:style-name="P33"><text:span text:style-name="Strong_20_Emphasis"><text:span text:style-name="T43"/></text:span></text:p>
      <text:list xml:id="list93634358409972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29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0" draw:name="Vorm36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2" draw:name="Vorm36_ 1" draw:style-name="gr1" draw:text-style-name="P100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5"><text:span text:style-name="User_20_Entry"><text:span text:style-name="T116">Login any additional </text:span></text:span><text:span text:style-name="Definition"><text:span text:style-name="T224">USER</text:span></text:span><text:span text:style-name="User_20_Entry"><text:span text:style-name="T117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1" draw:name="Vorm36_2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3" draw:name="Vorm36_ 2" draw:style-name="gr1" draw:text-style-name="P100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6">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81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1"><text:span text:style-name="T131">End of checklist,</text:span><text:span text:style-name="T129"> </text:span><text:span text:style-name="T129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33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8"/>
      <text:p text:style-name="P48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1">.</text:span></text:span></text:p>
      <text:p text:style-name="P49"><text:span text:style-name="Emphasis"><text:span text:style-name="T247">C</text:span></text:span><text:span text:style-name="Emphasis"><text:span text:style-name="T248">C0</text:span></text:span><text:span text:style-name="Emphasis"><text:span text:style-name="T251"> 1.0 </text:span></text:span><text:span text:style-name="Emphasis"><text:span text:style-name="T252">Universal</text:span></text:span><text:span text:style-name="Emphasis"><text:span text:style-name="T246"> </text:span></text:span><text:span text:style-name="Emphasis"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28T09:36:32.700313730">28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36:32.571014626</dc:date>
    <meta:keyword>Installatie</meta:keyword>
    <meta:keyword>Checklist</meta:keyword>
    <meta:keyword>Linux</meta:keyword>
    <meta:editing-cycles>7001</meta:editing-cycles>
    <meta:editing-duration>P12DT9H19M20S</meta:editing-duration>
    <meta:print-date>2021-03-23T20:07:57.967210640</meta:print-date>
    <dc:creator>Karel Zimmer</dc:creator>
    <meta:document-statistic meta:table-count="4" meta:image-count="2" meta:object-count="0" meta:page-count="4" meta:paragraph-count="93" meta:word-count="507" meta:character-count="3226" meta:non-whitespace-character-count="2754"/>
    <meta:user-defined meta:name="Info 1"/>
    <meta:user-defined meta:name="Info 2"/>
    <meta:user-defined meta:name="Info 3"/>
    <meta:user-defined meta:name="Info 4"/>
  </office:meta>
</office:document-meta>
</file>